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2.22mm" svg:y="104.6mm">
            <draw:object draw:notify-on-update-of-ranges="Sheet1.A24:Sheet1.A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office:value-type="string" calcext:value-type="string">
            <text:p>Raw: 18762 <text:s text:c="3"/>sampled: 1889.484 <text:s text:c="2"/>given: 16000 <text:s text:c="2"/>gain: 8.4679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762 <text:s text:c="3"/>sampled: 1889.484 <text:s text:c="2"/>given: 16000 <text:s text:c="2"/>gain: 8.4679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90 <text:s text:c="3"/>sampled: 1771.454 <text:s text:c="2"/>given: 15000 <text:s text:c="2"/>gain: 8.4676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90 <text:s text:c="3"/>sampled: 1771.454 <text:s text:c="2"/>given: 15000 <text:s text:c="2"/>gain: 8.4676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417 <text:s text:c="3"/>sampled: 1653.323 <text:s text:c="2"/>given: 14000 <text:s text:c="2"/>gain: 8.4677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416 <text:s text:c="3"/>sampled: 1653.223 <text:s text:c="2"/>given: 14000 <text:s text:c="2"/>gain: 8.4683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243 <text:s text:c="3"/>sampled: 1535.092 <text:s text:c="2"/>given: 13000 <text:s text:c="2"/>gain: 8.4685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243 <text:s text:c="3"/>sampled: 1535.092 <text:s text:c="2"/>given: 13000 <text:s text:c="2"/>gain: 8.468547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4070 <text:s text:c="3"/>sampled: 1416.962 <text:s text:c="2"/>given: 12000 <text:s text:c="2"/>gain: 8.468824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4070 <text:s text:c="3"/>sampled: 1416.962 <text:s text:c="2"/>given: 12000 <text:s text:c="2"/>gain: 8.468824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2898 <text:s text:c="3"/>sampled: 1298.932 <text:s text:c="2"/>given: 11000 <text:s text:c="2"/>gain: 8.468496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2898 <text:s text:c="3"/>sampled: 1298.932 <text:s text:c="2"/>given: 11000 <text:s text:c="2"/>gain: 8.468496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1726 <text:s text:c="3"/>sampled: 1180.902 <text:s text:c="2"/>given: 10000 <text:s text:c="2"/>gain: 8.46810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1726 <text:s text:c="3"/>sampled: 1180.902 <text:s text:c="2"/>given: 10000 <text:s text:c="2"/>gain: 8.46810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0554 <text:s text:c="3"/>sampled: 1062.872 <text:s text:c="2"/>given: 9000 <text:s text:c="2"/>gain: 8.467621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0554 <text:s text:c="3"/>sampled: 1062.872 <text:s text:c="2"/>given: 9000 <text:s text:c="2"/>gain: 8.467621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9381 <text:s text:c="3"/>sampled: 944.7418 <text:s text:c="2"/>given: 8000 <text:s text:c="2"/>gain: 8.46792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9381 <text:s text:c="3"/>sampled: 944.7418 <text:s text:c="2"/>given: 8000 <text:s text:c="2"/>gain: 8.46792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8209 <text:s text:c="3"/>sampled: 826.712 <text:s text:c="2"/>given: 7000 <text:s text:c="2"/>gain: 8.467278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8209 <text:s text:c="3"/>sampled: 826.712 <text:s text:c="2"/>given: 7000 <text:s text:c="2"/>gain: 8.467278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7036 <text:s text:c="3"/>sampled: 708.5815 <text:s text:c="2"/>given: 6000 <text:s text:c="2"/>gain: 8.467621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7036 <text:s text:c="3"/>sampled: 708.5815 <text:s text:c="2"/>given: 6000 <text:s text:c="2"/>gain: 8.467621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float" office:value="8.467922" calcext:value-type="float">
            <text:p>8.467922</text:p>
          </table:table-cell>
          <table:table-cell table:number-columns-repeated="1023"/>
        </table:table-row>
        <table:table-row table:style-name="ro1">
          <table:table-cell table:style-name="ce7" office:value-type="float" office:value="8.467922" calcext:value-type="float">
            <text:p>8.467922</text:p>
          </table:table-cell>
          <table:table-cell table:number-columns-repeated="1023"/>
        </table:table-row>
        <table:table-row table:style-name="ro1">
          <table:table-cell table:style-name="ce7" office:value-type="float" office:value="8.467621" calcext:value-type="float">
            <text:p>8.467621</text:p>
          </table:table-cell>
          <table:table-cell table:number-columns-repeated="1023"/>
        </table:table-row>
        <table:table-row table:style-name="ro1">
          <table:table-cell table:style-name="ce7" office:value-type="float" office:value="8.467621" calcext:value-type="float">
            <text:p>8.467621</text:p>
          </table:table-cell>
          <table:table-cell table:number-columns-repeated="1023"/>
        </table:table-row>
        <table:table-row table:style-name="ro1">
          <table:table-cell table:style-name="ce7" office:value-type="float" office:value="8.467793" calcext:value-type="float">
            <text:p>8.467793</text:p>
          </table:table-cell>
          <table:table-cell table:number-columns-repeated="1023"/>
        </table:table-row>
        <table:table-row table:style-name="ro1">
          <table:table-cell table:style-name="ce7" office:value-type="float" office:value="8.468308" calcext:value-type="float">
            <text:p>8.468308</text:p>
          </table:table-cell>
          <table:table-cell table:number-columns-repeated="1023"/>
        </table:table-row>
        <table:table-row table:style-name="ro1">
          <table:table-cell table:style-name="ce7" office:value-type="float" office:value="8.468547" calcext:value-type="float">
            <text:p>8.468547</text:p>
          </table:table-cell>
          <table:table-cell table:number-columns-repeated="1023"/>
        </table:table-row>
        <table:table-row table:style-name="ro1">
          <table:table-cell table:style-name="ce7" office:value-type="float" office:value="8.468547" calcext:value-type="float">
            <text:p>8.468547</text:p>
          </table:table-cell>
          <table:table-cell table:number-columns-repeated="1023"/>
        </table:table-row>
        <table:table-row table:style-name="ro1">
          <table:table-cell table:style-name="ce7" office:value-type="float" office:value="8.468824" calcext:value-type="float">
            <text:p>8.468824</text:p>
          </table:table-cell>
          <table:table-cell table:number-columns-repeated="1023"/>
        </table:table-row>
        <table:table-row table:style-name="ro2">
          <table:table-cell table:style-name="ce8" office:value-type="float" office:value="8.468824" calcext:value-type="float">
            <text:p>8.468824</text:p>
          </table:table-cell>
          <table:table-cell table:number-columns-repeated="1023"/>
        </table:table-row>
        <table:table-row table:style-name="ro2">
          <table:table-cell table:style-name="ce8" office:value-type="float" office:value="8.468496" calcext:value-type="float">
            <text:p>8.468496</text:p>
          </table:table-cell>
          <table:table-cell table:number-columns-repeated="1023"/>
        </table:table-row>
        <table:table-row table:style-name="ro2">
          <table:table-cell table:style-name="ce8" office:value-type="float" office:value="8.468496" calcext:value-type="float">
            <text:p>8.468496</text:p>
          </table:table-cell>
          <table:table-cell table:number-columns-repeated="1023"/>
        </table:table-row>
        <table:table-row table:style-name="ro2">
          <table:table-cell table:style-name="ce8" office:value-type="float" office:value="8.468102" calcext:value-type="float">
            <text:p>8.468102</text:p>
          </table:table-cell>
          <table:table-cell table:number-columns-repeated="1023"/>
        </table:table-row>
        <table:table-row table:style-name="ro2">
          <table:table-cell table:style-name="ce8" office:value-type="float" office:value="8.468102" calcext:value-type="float">
            <text:p>8.468102</text:p>
          </table:table-cell>
          <table:table-cell table:number-columns-repeated="1023"/>
        </table:table-row>
        <table:table-row table:style-name="ro2">
          <table:table-cell table:style-name="ce8" office:value-type="float" office:value="8.467621" calcext:value-type="float">
            <text:p>8.467621</text:p>
          </table:table-cell>
          <table:table-cell table:number-columns-repeated="1023"/>
        </table:table-row>
        <table:table-row table:style-name="ro2">
          <table:table-cell table:style-name="ce8" office:value-type="float" office:value="8.467621" calcext:value-type="float">
            <text:p>8.467621</text:p>
          </table:table-cell>
          <table:table-cell table:number-columns-repeated="1023"/>
        </table:table-row>
        <table:table-row table:style-name="ro2">
          <table:table-cell table:style-name="ce8" office:value-type="float" office:value="8.467922" calcext:value-type="float">
            <text:p>8.467922</text:p>
          </table:table-cell>
          <table:table-cell table:number-columns-repeated="1023"/>
        </table:table-row>
        <table:table-row table:style-name="ro2">
          <table:table-cell table:style-name="ce8" office:value-type="float" office:value="8.467922" calcext:value-type="float">
            <text:p>8.467922</text:p>
          </table:table-cell>
          <table:table-cell table:number-columns-repeated="1023"/>
        </table:table-row>
        <table:table-row table:style-name="ro2">
          <table:table-cell table:style-name="ce8" office:value-type="float" office:value="8.467278" calcext:value-type="float">
            <text:p>8.467278</text:p>
          </table:table-cell>
          <table:table-cell table:number-columns-repeated="1023"/>
        </table:table-row>
        <table:table-row table:style-name="ro2">
          <table:table-cell table:style-name="ce8" office:value-type="float" office:value="8.467278" calcext:value-type="float">
            <text:p>8.467278</text:p>
          </table:table-cell>
          <table:table-cell table:number-columns-repeated="1023"/>
        </table:table-row>
        <table:table-row table:style-name="ro2">
          <table:table-cell table:style-name="ce8" office:value-type="float" office:value="8.467621" calcext:value-type="float">
            <text:p>8.467621</text:p>
          </table:table-cell>
          <table:table-cell table:number-columns-repeated="1023"/>
        </table:table-row>
        <table:table-row table:style-name="ro2">
          <table:table-cell table:style-name="ce8" office:value-type="float" office:value="8.467621" calcext:value-type="float">
            <text:p>8.467621</text:p>
          </table:table-cell>
          <table:table-cell table:number-columns-repeated="1023"/>
        </table:table-row>
        <table:table-row table:style-name="ro1" table:number-rows-repeated="2">
          <table:table-cell table:style-name="ce8"/>
          <table:table-cell table:number-columns-repeated="1023"/>
        </table:table-row>
        <table:table-row table:style-name="ro2">
          <table:table-cell table:style-name="ce8" office:value-type="float" office:value="8.468" calcext:value-type="float">
            <text:p>8.468</text:p>
          </table:table-cell>
          <table:table-cell table:number-columns-repeated="1023"/>
        </table:table-row>
        <table:table-row table:style-name="ro1" table:number-rows-repeated="264">
          <table:table-cell table:style-name="ce8"/>
          <table:table-cell table:number-columns-repeated="1023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 style:data-style-name="N2" text:time-value="15:00:08.8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20T15:43:46.082000000</dc:date>
    <meta:editing-duration>PT9H36M15S</meta:editing-duration>
    <meta:editing-cycles>117</meta:editing-cycles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4:Sheet1.A45" svg:x="0.32cm" svg:y="0.18cm" svg:width="12.508cm" svg:height="8.64cm">
          <chartooo:coordinate-region svg:x="1.603cm" svg:y="0.379cm" svg:width="11.038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4:Sheet1.A45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67922">
                <text:p>8.467922</text:p>
                <draw:g>
                  <svg:desc>Sheet1.A24:Sheet1.A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67922">
                <text:p>8.467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67621">
                <text:p>8.467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67621">
                <text:p>8.467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67793">
                <text:p>8.467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68308">
                <text:p>8.468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68547">
                <text:p>8.468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68547">
                <text:p>8.468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68824">
                <text:p>8.468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68824">
                <text:p>8.468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68496">
                <text:p>8.468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68496">
                <text:p>8.468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68102">
                <text:p>8.468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68102">
                <text:p>8.468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67621">
                <text:p>8.4676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67621">
                <text:p>8.467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67922">
                <text:p>8.4679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67922">
                <text:p>8.4679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67278">
                <text:p>8.467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67278">
                <text:p>8.467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67621">
                <text:p>8.467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67621">
                <text:p>8.467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